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0afe2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Standard">
      <style:text-properties officeooo:rsid="0000afe2"/>
    </style:style>
    <style:style style:name="P7" style:family="paragraph" style:parent-style-name="Standard">
      <style:text-properties officeooo:rsid="0000afe2" officeooo:paragraph-rsid="0000afe2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T1" style:family="text">
      <style:text-properties officeooo:rsid="0000afe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Autor:</text:span> [Ricardo Pires a5731]</text:h>
      <text:p text:style-name="Text_20_body"><text:span text:style-name="Strong_20_Emphasis">Disciplina:</text:span> <text:span text:style-name="T1">Programação em Sistemas Computacionais</text:span><text:line-break/><text:line-break/><text:span text:style-name="Strong_20_Emphasis">Curso:</text:span> Engenharia Informática <text:span text:style-name="T1">e Sistemas Computacionais</text:span></text:p>
      <text:p text:style-name="Horizontal_20_Line"/>
      <text:h text:style-name="Heading_20_2" text:outline-level="2"><text:span text:style-name="Strong_20_Emphasis">1. Introdução</text:span></text:h>
      <text:p text:style-name="Text_20_body">A estrutura de dados do tipo <text:span text:style-name="Emphasis">pilha</text:span> (do inglês, <text:span text:style-name="Emphasis">stack</text:span>) é uma das mais fundamentais em Ciência da Computação, baseada no princípio <text:span text:style-name="Strong_20_Emphasis">LIFO</text:span> (<text:span text:style-name="Emphasis">Last In, First Out</text:span>), onde o último elemento inserido é o primeiro a ser removido. Este relatório apresenta e analisa a implementação de uma pilha dinâmica em linguagem C, utilizando listas ligadas (<text:span text:style-name="Emphasis">linked lists</text:span>), com foco na simulação de processos de um sistema (armazenando PID e comando).</text:p>
      <text:p text:style-name="Horizontal_20_Line"/>
      <text:h text:style-name="Heading_20_2" text:outline-level="2"><text:span text:style-name="Strong_20_Emphasis">2. Objetivos</text:span></text:h>
      <text:list text:style-name="L1">
        <text:list-item>
          <text:p text:style-name="P8">Implementar uma pilha dinâmica utilizando listas encadeadas.</text:p>
        </text:list-item>
        <text:list-item>
          <text:p text:style-name="P8">Simular operações com processos que contêm identificador (PID) e nome do comando.</text:p>
        </text:list-item>
        <text:list-item>
          <text:p text:style-name="P8">Demonstrar operações clássicas: <text:span text:style-name="Emphasis">push</text:span>, <text:span text:style-name="Emphasis">pop</text:span>, exibição, esvaziamento e liberação da pilha.</text:p>
        </text:list-item>
        <text:list-item>
          <text:p text:style-name="P8">Analisar boas práticas de alocação dinâmica de memória em C.</text:p>
        </text:list-item>
      </text:list>
      <text:p text:style-name="Horizontal_20_Line"/>
      <text:h text:style-name="Heading_20_2" text:outline-level="2"><text:span text:style-name="Strong_20_Emphasis">3. Estrutura de Dados Utilizada</text:span></text:h>
      <text:p text:style-name="Text_20_body">A pilha foi implementada com auxílio de uma <text:span text:style-name="Strong_20_Emphasis">lista ligada simplesmente encadeada</text:span>. As estruturas envolvidas são:</text:p>
      <text:p text:style-name="Preformatted_20_Text"/>
      <text:p text:style-name="P2"><text:span text:style-name="Source_20_Text">typedef struct {</text:span></text:p>
      <text:p text:style-name="P4"><text:span text:style-name="Source_20_Text"><text:s text:c="4"/>int pid;</text:span></text:p>
      <text:p text:style-name="P4"><text:span text:style-name="Source_20_Text"><text:s text:c="4"/>char command[256];</text:span></text:p>
      <text:p text:style-name="P5"><text:span text:style-name="Source_20_Text">} valueT;</text:span></text:p>
      <text:p text:style-name="Text_20_body">Representa um processo com seu identificador e comando textual.</text:p>
      <text:p text:style-name="Preformatted_20_Text"/>
      <text:p text:style-name="P2"><text:span text:style-name="Source_20_Text">typedef struct _nodeT {</text:span></text:p>
      <text:p text:style-name="P4"><text:span text:style-name="Source_20_Text"><text:s text:c="4"/>valueT value;</text:span></text:p>
      <text:p text:style-name="P4"><text:span text:style-name="Source_20_Text"><text:s text:c="4"/>struct _nodeT *next;</text:span></text:p>
      <text:p text:style-name="P5"><text:span text:style-name="Source_20_Text">} nodeT;</text:span></text:p>
      <text:p text:style-name="Text_20_body">Cada nó da pilha armazena um processo e um ponteiro para o próximo nó.</text:p>
      <text:p text:style-name="Preformatted_20_Text"/>
      <text:p text:style-name="P2"><text:span text:style-name="Source_20_Text">typedef struct {</text:span></text:p>
      <text:p text:style-name="P4"><text:span text:style-name="Source_20_Text"><text:s text:c="4"/>nodeT *head;</text:span></text:p>
      <text:p text:style-name="P5"><text:span text:style-name="Source_20_Text">} stackT;</text:span></text:p>
      <text:p text:style-name="Text_20_body"><text:soft-page-break/>Define a estrutura da pilha, apontando para o topo (head).</text:p>
      <text:p text:style-name="Horizontal_20_Line"/>
      <text:h text:style-name="Heading_20_2" text:outline-level="2"><text:span text:style-name="Strong_20_Emphasis">4. Principais Funções Implementadas</text:span></text:h>
      <text:h text:style-name="Heading_20_3" text:outline-level="3"><text:span text:style-name="Strong_20_Emphasis">4.1 NewNode e NewStack</text:span></text:h>
      <text:p text:style-name="Preformatted_20_Text"/>
      <text:p text:style-name="P2"><text:span text:style-name="Source_20_Text">nodeT *NewNode(void);</text:span></text:p>
      <text:p text:style-name="P5"><text:span text:style-name="Source_20_Text">stackT *NewStack(void);</text:span></text:p>
      <text:p text:style-name="Text_20_body">Funções responsáveis por alocar memória dinamicamente para novos nós e para a estrutura da pilha.</text:p>
      <text:p text:style-name="Horizontal_20_Line"/>
      <text:h text:style-name="Heading_20_3" text:outline-level="3"><text:span text:style-name="Strong_20_Emphasis">4.2 Push e Pop</text:span></text:h>
      <text:p text:style-name="Preformatted_20_Text"/>
      <text:p text:style-name="P2"><text:span text:style-name="Source_20_Text">void Push(stackT *stack, valueT processo);</text:span></text:p>
      <text:p text:style-name="P5"><text:span text:style-name="Source_20_Text">valueT Pop(stackT *stack);</text:span></text:p>
      <text:list text:style-name="L2">
        <text:list-item>
          <text:p text:style-name="P9"><text:span text:style-name="Strong_20_Emphasis">Push</text:span>: Insere um novo processo no topo da pilha.</text:p>
        </text:list-item>
        <text:list-item>
          <text:p text:style-name="P9"><text:span text:style-name="Strong_20_Emphasis">Pop</text:span>: Remove o processo no topo e retorna seu valor.</text:p>
        </text:list-item>
      </text:list>
      <text:p text:style-name="Text_20_body">Essas funções respeitam a lógica LIFO característica da pilha.</text:p>
      <text:p text:style-name="Horizontal_20_Line"/>
      <text:h text:style-name="Heading_20_3" text:outline-level="3"><text:span text:style-name="Strong_20_Emphasis">4.3 EmptyStack e FreeStack</text:span></text:h>
      <text:p text:style-name="Preformatted_20_Text"/>
      <text:p text:style-name="P2"><text:span text:style-name="Source_20_Text">void EmptyStack(stackT *stack);</text:span></text:p>
      <text:p text:style-name="P5"><text:span text:style-name="Source_20_Text">void FreeStack(stackT *stack);</text:span></text:p>
      <text:list text:style-name="L3">
        <text:list-item>
          <text:p text:style-name="P10"><text:span text:style-name="Strong_20_Emphasis">EmptyStack</text:span>: Remove todos os elementos da pilha, liberando memória.</text:p>
        </text:list-item>
        <text:list-item>
          <text:p text:style-name="P10"><text:span text:style-name="Strong_20_Emphasis">FreeStack</text:span>: Libera a memória da estrutura <text:span text:style-name="Source_20_Text">stackT</text:span>, após verificação se a pilha está vazia.</text:p>
        </text:list-item>
      </text:list>
      <text:p text:style-name="Horizontal_20_Line"/>
      <text:h text:style-name="Heading_20_3" text:outline-level="3"><text:span text:style-name="Strong_20_Emphasis">4.4 DisplayStack</text:span></text:h>
      <text:p text:style-name="Preformatted_20_Text"/>
      <text:p text:style-name="P3"><text:span text:style-name="Source_20_Text">void DisplayStack(stackT *stack);</text:span></text:p>
      <text:p text:style-name="Text_20_body">Exibe os processos atualmente na pilha, útil para depuração e visualização do estado da estrutura.</text:p>
      <text:p text:style-name="Horizontal_20_Line"/>
      <text:h text:style-name="Heading_20_2" text:outline-level="2"><text:span text:style-name="Strong_20_Emphasis">5. Execução do Programa</text:span></text:h>
      <text:p text:style-name="Text_20_body">O programa principal (<text:span text:style-name="Source_20_Text">main</text:span>) realiza as seguintes ações:</text:p>
      <text:list text:style-name="L4">
        <text:list-item>
          <text:p text:style-name="P11">Cria uma nova pilha.</text:p>
        </text:list-item>
        <text:list-item>
          <text:p text:style-name="P11"><text:soft-page-break/>Insere três processos (com <text:span text:style-name="Source_20_Text">Push</text:span>).</text:p>
        </text:list-item>
        <text:list-item>
          <text:p text:style-name="P11">Exibe a pilha com <text:span text:style-name="Source_20_Text">DisplayStack</text:span>.</text:p>
        </text:list-item>
        <text:list-item>
          <text:p text:style-name="P11">Remove o topo com <text:span text:style-name="Source_20_Text">Pop</text:span> e mostra o processo removido.</text:p>
        </text:list-item>
        <text:list-item>
          <text:p text:style-name="P11">Exibe a pilha novamente.</text:p>
        </text:list-item>
        <text:list-item>
          <text:p text:style-name="P11">Esvazia e libera a pilha.</text:p>
        </text:list-item>
      </text:list>
      <text:h text:style-name="Heading_20_3" text:outline-level="3"><text:span text:style-name="Strong_20_Emphasis">Exemplo de saída esperada:</text:span></text:h>
      <text:p text:style-name="Preformatted_20_Text"/>
      <text:p text:style-name="P2"><text:span text:style-name="Source_20_Text">Conteúdo da Stack:</text:span></text:p>
      <text:p text:style-name="P4"><text:span text:style-name="Source_20_Text">PID: 3, Comando: processo3</text:span></text:p>
      <text:p text:style-name="P4"><text:span text:style-name="Source_20_Text">PID: 2, Comando: processo2</text:span></text:p>
      <text:p text:style-name="P4"><text:span text:style-name="Source_20_Text">PID: 1, Comando: processo1</text:span></text:p>
      <text:p text:style-name="P4"><text:span text:style-name="Source_20_Text">Processo removido: PID: 3, Comando: processo3</text:span></text:p>
      <text:p text:style-name="P4"><text:span text:style-name="Source_20_Text">Conteúdo da Stack:</text:span></text:p>
      <text:p text:style-name="P4"><text:span text:style-name="Source_20_Text">PID: 2, Comando: processo2</text:span></text:p>
      <text:p text:style-name="P4"><text:span text:style-name="Source_20_Text">PID: 1, Comando: processo1</text:span></text:p>
      <text:p text:style-name="P4"><text:span text:style-name="Source_20_Text">Stack esvaziada.</text:span></text:p>
      <text:p text:style-name="P5"><text:span text:style-name="Source_20_Text">Stack liberada.</text:span></text:p>
      <text:p text:style-name="Horizontal_20_Line"/>
      <text:h text:style-name="Heading_20_2" text:outline-level="2"><text:span text:style-name="Strong_20_Emphasis">6. Análise Crítica</text:span></text:h>
      <text:h text:style-name="Heading_20_3" text:outline-level="3"><text:span text:style-name="Strong_20_Emphasis">Vantagens</text:span></text:h>
      <text:list text:style-name="L5">
        <text:list-item>
          <text:p text:style-name="P12">Uso correto de alocação dinâmica (<text:span text:style-name="Source_20_Text">malloc</text:span> e <text:span text:style-name="Source_20_Text">free</text:span>).</text:p>
        </text:list-item>
        <text:list-item>
          <text:p text:style-name="P12">Separação clara entre dados (processo) e estrutura (nó e pilha).</text:p>
        </text:list-item>
        <text:list-item>
          <text:p text:style-name="P12">Tratamento básico de erros (verificação de ponteiros nulos).</text:p>
        </text:list-item>
      </text:list>
      <text:h text:style-name="Heading_20_3" text:outline-level="3"><text:span text:style-name="Strong_20_Emphasis">Limitações</text:span></text:h>
      <text:list text:style-name="L6">
        <text:list-item>
          <text:p text:style-name="P13">A função <text:span text:style-name="Source_20_Text">FreeStack</text:span> depende do estado da pilha; idealmente, deveria sempre liberar a memória independentemente do estado.</text:p>
        </text:list-item>
        <text:list-item>
          <text:p text:style-name="P13">Falta de verificação de overflow ou tamanho máximo da pilha (embora, sendo dinâmica, isso não seja crítico).</text:p>
        </text:list-item>
        <text:list-item>
          <text:p text:style-name="P13">Possibilidade de melhorar a robustez com mensagens mais informativas e logs.</text:p>
        </text:list-item>
      </text:list>
      <text:p text:style-name="Horizontal_20_Line"/>
      <text:h text:style-name="Heading_20_2" text:outline-level="2"><text:span text:style-name="Strong_20_Emphasis">7. Conclusão</text:span></text:h>
      <text:p text:style-name="Text_20_body">O código apresentado demonstra com sucesso os fundamentos da estrutura de pilha utilizando listas ligadas. A manipulação de processos como elementos na pilha aproxima a implementação de um caso de uso real, como o gerenciamento de tarefas em sistemas operacionais. A aplicação prática reforça conceitos essenciais de ponteiros, memória dinâmica e estruturas de dados, sendo apropriada para níveis universitários de cursos de Engenharia Informática ou Ciência da Computação.</text:p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22:03:51.388925449</meta:creation-date>
    <dc:date>2025-06-19T22:10:56.535266266</dc:date>
    <meta:editing-duration>PT7M11S</meta:editing-duration>
    <meta:editing-cycles>1</meta:editing-cycles>
    <meta:document-statistic meta:table-count="0" meta:image-count="0" meta:object-count="0" meta:page-count="4" meta:paragraph-count="74" meta:word-count="581" meta:character-count="3760" meta:non-whitespace-character-count="3252"/>
    <meta:generator>LibreOffice/24.2.7.2$Linux_X86_64 LibreOffice_project/420$Build-2</meta:generator>
  </office:meta>
</office:document-meta>
</file>